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paragraph-rsid="00c20b50"/>
    </style:style>
    <style:style style:name="P3" style:family="paragraph" style:parent-style-name="Standard">
      <style:text-properties officeooo:rsid="00c347ea" officeooo:paragraph-rsid="00c347ea"/>
    </style:style>
    <style:style style:name="P4" style:family="paragraph" style:parent-style-name="Standard">
      <style:text-properties officeooo:rsid="00c4cec1" officeooo:paragraph-rsid="00c4cec1"/>
    </style:style>
    <style:style style:name="P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c79f58" officeooo:paragraph-rsid="00c79f58"/>
    </style:style>
    <style:style style:name="P7" style:family="paragraph" style:parent-style-name="Standard">
      <style:text-properties fo:font-size="18pt" officeooo:rsid="00c79f58" officeooo:paragraph-rsid="00c79f58"/>
    </style:style>
    <style:style style:name="P8" style:family="paragraph" style:parent-style-name="Standard">
      <style:text-properties officeooo:paragraph-rsid="00c20b50"/>
    </style:style>
    <style:style style:name="P9" style:family="paragraph" style:parent-style-name="Standard">
      <style:text-properties officeooo:rsid="00c347ea" officeooo:paragraph-rsid="00c347ea"/>
    </style:style>
    <style:style style:name="T1" style:family="text">
      <style:text-properties officeooo:rsid="00cb405d"/>
    </style:style>
    <style:style style:name="T2" style:family="text">
      <style:text-properties officeooo:rsid="00c347ea"/>
    </style:style>
    <style:style style:name="T3" style:family="text">
      <style:text-properties officeooo:rsid="00c20b50"/>
    </style:style>
    <style:style style:name="T4" style:family="text">
      <style:text-properties fo:font-size="18pt" officeooo:rsid="00c347ea"/>
    </style:style>
    <style:style style:name="T5" style:family="text">
      <style:text-properties fo:font-size="18pt" officeooo:rsid="00c79f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arallélépipède rectangle</text:span></text:p>
      <text:p text:style-name="Standard"/>
      <text:p text:style-name="P2"><text:span text:style-name="T3">Exercices du livre : pages </text:span><text:span text:style-name="T5">256</text:span><text:span text:style-name="T3">-</text:span><text:span text:style-name="T5">263</text:span></text:p>
      <text:p text:style-name="P2"/>
      <text:p text:style-name="P2"/>
      <text:p text:style-name="P6">Perspective cavalière</text:p>
      <text:p text:style-name="P6">9, 10</text:p>
      <text:p text:style-name="P2"/>
      <text:p text:style-name="P2"/>
      <text:p text:style-name="P7">Arêtes, sommets, faces</text:p>
      <text:p text:style-name="P7">oral : 1, 3, 27</text:p>
      <text:p text:style-name="P7">37</text:p>
      <text:p text:style-name="P3"/>
      <text:p text:style-name="P3"/>
      <text:p text:style-name="P7">Patrons à découper (et donc à faire à la maison)</text:p>
      <text:p text:style-name="P7">12, 13</text:p>
      <text:p text:style-name="P3"/>
      <text:p text:style-name="P3"/>
      <text:p text:style-name="P6">Autres patrons</text:p>
      <text:p text:style-name="P6">15, 16, 42</text:p>
      <text:p text:style-name="P3"/>
      <text:p text:style-name="P3"/>
      <text:p text:style-name="P7">Conversions d’unités de volume</text:p>
      <text:p text:style-name="P7">5, 6, 19, 34</text:p>
      <text:p text:style-name="P3"/>
      <text:p text:style-name="P3"/>
      <text:p text:style-name="P7">Volumes</text:p>
      <text:p text:style-name="P7">22, 24, 25, 35, 36, 43, 44, 45, 47, 48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58M48S</meta:editing-duration>
    <meta:editing-cycles>153</meta:editing-cycles>
    <meta:generator>LibreOffice/7.1.3.2$Linux_X86_64 LibreOffice_project/10$Build-2</meta:generator>
    <meta:initial-creator>Véronique et Thibaud FONTANET</meta:initial-creator>
    <dc:date>2021-06-22T12:03:13.673351620</dc:date>
    <meta:print-date>2021-01-04T09:36:06.738044778</meta:print-date>
    <meta:document-statistic meta:table-count="0" meta:image-count="0" meta:object-count="0" meta:page-count="1" meta:paragraph-count="15" meta:word-count="57" meta:character-count="289" meta:non-whitespace-character-count="247"/>
  </office:meta>
</office:document-meta>
</file>